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D81B906B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Yellow-title">
      <style:graphic-properties fo:min-height="2.6cm"/>
    </style:style>
    <style:style style:name="pr2" style:family="presentation" style:parent-style-name="AbstractYellow-subtitle">
      <style:graphic-properties draw:fill-color="#ffffff" fo:min-height="9.134cm"/>
    </style:style>
    <style:style style:name="pr3" style:family="presentation" style:parent-style-name="AbstractYellow-notes">
      <style:graphic-properties draw:fill-color="#ffffff" draw:auto-grow-height="true" fo:min-height="13.36cm"/>
    </style:style>
    <style:style style:name="pr4" style:family="presentation" style:parent-style-name="AbstractYellow-outline1">
      <style:graphic-properties fo:min-height="8.884cm"/>
    </style:style>
    <style:style style:name="pr5" style:family="presentation" style:parent-style-name="AbstractYellow-notes">
      <style:graphic-properties draw:fill-color="#ffffff" fo:min-height="14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Internet Of Things V1</text:p>
          </draw:text-box>
        </draw:frame>
        <draw:frame presentation:style-name="pr2" draw:layer="layout" svg:width="25.2cm" svg:height="9.134cm" svg:x="1.4cm" svg:y="3.8cm" presentation:class="subtitle" presentation:user-transformed="true">
          <draw:text-box>
            <text:p>Frack.nl</text:p>
            <text:p/>
            <text:p><text:span text:style-name="T1"><text:a xlink:href="https://frack.nl/wiki/Internet_of_things_cursus_v1" xlink:type="simple">https://frack.nl/wiki/Internet_of_things_cursus_v1</text:a></text:span></text:p>
            <text:p><text:span text:style-name="T1">https://github.com/JanKlopper/IoTv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Lesoverzicht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1, Kennismaking met IoT, refresh van arduino omgeving en code</text:p>
              </text:list-item>
              <text:list-item>
                <text:p>Les 2, Netwerk module aan de arduino, simpele webserver</text:p>
              </text:list-item>
              <text:list-item>
                <text:p>Les 3, Verschil tussen Tcp / Udp, + python listener client</text:p>
              </text:list-item>
              <text:list-item>
                <text:p>Les 4, Graphing, html/javascript dashboard / interface</text:p>
              </text:list-item>
              <text:list-item>
                <text:p>Les 5, Eigen projecten met begelei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Lesdatu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naf half 8, elke donderdag</text:p>
              </text:list-item>
              <text:list-item>
                <text:p>Les 1: 23 April</text:p>
              </text:list-item>
              <text:list-item>
                <text:p>Les 2: 30 April</text:p>
              </text:list-item>
              <text:list-item>
                <text:p>Les 3: 7 Mei</text:p>
              </text:list-item>
              <text:list-item>
                <text:p>Les 4: 14 Mei</text:p>
              </text:list-item>
              <text:list-item>
                <text:p>Les 5: 21 Mei</text:p>
              </text:list-item>
              <text:list-item>
                <text:p>Aansluitend, elke dinsdag en donderdag vanaf 8 open avo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Les 1, IoT what now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ernet of Things</text:p>
              </text:list-item>
              <text:list-item>
                <text:p>Meten, weten, registreren</text:p>
              </text:list-item>
              <text:list-item>
                <text:p>Input / Output</text:p>
              </text:list-item>
              <text:list-item>
                <text:p>Clouds?</text:p>
              </text:list-item>
              <text:list-item>
                <text:p>Low power / embedded system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Arduino als low-power IoT devic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rduino IDE</text:p>
                <text:list>
                  <text:list-item>
                    <text:p><text:a xlink:href="https://learn.sparkfun.com/tutorials/installing-arduino-ide" xlink:type="simple">https://learn.sparkfun.com/tutorials/installing-arduino-ide</text:a></text:p>
                  </text:list-item>
                  <text:list-item>
                    <text:p>Example programs</text:p>
                  </text:list-item>
                  <text:list-item>
                    <text:p>Compilen &amp;&amp; Flashen van code</text:p>
                  </text:list-item>
                  <text:list-item>
                    <text:p>Serial output</text:p>
                  </text:list-item>
                </text:list>
              </text:list-item>
              <text:list-item>
                <text:p>C code</text:p>
                <text:list>
                  <text:list-item>
                    <text:p>http://www.arduino.cc/en/Tutorial/HomePage</text:p>
                  </text:list-item>
                </text:list>
              </text:list-item>
              <text:list-item>
                <text:p>Github / Internet code</text:p>
                <text:list>
                  <text:list-item>
                    <text:p>Git c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C co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riabelen</text:p>
                <text:list>
                  <text:list-item>
                    <text:p>Int (getallen)</text:p>
                  </text:list-item>
                  <text:list-item>
                    <text:p>Float (getallen met comma's)</text:p>
                  </text:list-item>
                  <text:list-item>
                    <text:p>String (text)</text:p>
                  </text:list-item>
                  <text:list-item>
                    <text:p>Arrays (lijstjes)</text:p>
                  </text:list-item>
                </text:list>
              </text:list-item>
              <text:list-item>
                <text:p>If / Else</text:p>
              </text:list-item>
              <text:list-item>
                <text:p>Functions</text:p>
                <text:list>
                  <text:list-item>
                    <text:p>Herbruikbaarheid</text:p>
                  </text:list-item>
                  <text:list-item>
                    <text:p>Argumenten</text:p>
                  </text:list-item>
                </text:list>
              </text:list-item>
              <text:list-item>
                <text:p>Serial output / input</text:p>
              </text:list-item>
              <text:list-item>
                <text:p>Modules lad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Yellow" style:page-layout-name="PM1" draw:style-name="Mdp1">
      <draw:frame draw:style-name="Mgr3" draw:text-style-name="MP3" draw:layer="backgroundobjects" svg:width="27.993cm" svg:height="15.755cm" svg:x="0.003cm" svg:y="0.003cm">
        <draw:image xlink:href="Pictures/10000B8700009698000054AB70D21C99.svg" xlink:type="simple" xlink:show="embed" xlink:actuate="onLoad">
          <text:p/>
        </draw:image>
        <draw:image xlink:href="Pictures/10000201000003AF00000212D81B906B.png" xlink:type="simple" xlink:show="embed" xlink:actuate="onLoad"/>
      </draw:frame>
      <draw:frame presentation:style-name="AbstractYellow-title" draw:layer="backgroundobjects" svg:width="25.2cm" svg:height="2.6cm" svg:x="1.4cm" svg:y="0.6cm" presentation:class="title" presentation:placeholder="true">
        <draw:text-box/>
      </draw:frame>
      <draw:frame presentation:style-name="AbstractYellow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16:43:11.088392438</meta:creation-date>
    <meta:editing-duration>PT26M17S</meta:editing-duration>
    <meta:editing-cycles>11</meta:editing-cycles>
    <meta:generator>LibreOffice/4.2.8.2$Linux_X86_64 LibreOffice_project/420m0$Build-2</meta:generator>
    <dc:title>Abstract Yellow</dc:title>
    <meta:initial-creator>janklopper </meta:initial-creator>
    <dc:date>2015-05-01T09:28:41.922967980</dc:date>
    <dc:creator>janklopper </dc:creator>
    <meta:document-statistic meta:object-count="46"/>
    <meta:template xlink:type="simple" xlink:actuate="onRequest" xlink:title="Abstract Yellow" xlink:href="../../../../../../usr/lib/libreoffice/share/template/common/layout/AbstractYellow.otp"/>
  </office:meta>
</office:document-meta>
</file>